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12" style:family="table-cell" style:parent-style-name="Default">
      <style:table-cell-properties fo:background-color="#81d41a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7" table:default-cell-style-name="ce1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table:style-name="Default" office:value-type="string" calcext:value-type="string">
            <text:p>No Blockers?</text:p>
          </table:table-cell>
          <table:table-cell table:style-name="Default" office:value-type="string" calcext:value-type="string">
            <text:p>Download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/>
          <table:table-cell table:style-name="ce10" table:number-columns-repeated="7"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/>
          <table:table-cell table:style-name="ce10" table:number-columns-repeated="3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  <table:table-cell table:style-name="ce10"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150 (dam), 2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G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/>
          <table:table-cell table:style-name="ce7" table:number-columns-repeated="5"/>
          <table:table-cell table:number-columns-repeated="2"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G</text:p>
          </table:table-cell>
          <table:table-cell office:value-type="float" office:value="500" calcext:value-type="float">
            <text:p>5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1" office:value-type="string" calcext:value-type="string">
            <text:p>170 (dam), 34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kura Forest II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-RaDaR^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Winding River Revised ZH v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iRe^ArM</text:p>
          </table:table-cell>
          <table:table-cell office:value-type="float" office:value="500" calcext:value-type="float">
            <text:p>5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rgotten Factory ZH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, -RaDaR^</text:p>
          </table:table-cell>
          <table:table-cell table:style-name="ce8" office:value-type="float" office:value="260" calcext:value-type="float">
            <text:p>26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330" calcext:value-type="float">
            <text:p>3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 table:style-name="ce7" table:number-columns-repeated="2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table:style-name="ce17" office:value-type="string" calcext:value-type="string">
            <text:p>20 with AI, 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G</text:p>
          </table:table-cell>
          <table:table-cell office:value-type="float" office:value="300" calcext:value-type="float">
            <text:p>3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G</text:p>
          </table:table-cell>
          <table:table-cell office:value-type="float" office:value="500" calcext:value-type="float">
            <text:p>5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7" table:style-name="ce21" office:value-type="string" calcext:value-type="string">
            <text:p>PENDING</text:p>
          </table:table-cell>
        </table:table-row>
        <table:table-row table:style-name="ro1">
          <table:table-cell office:value-type="string" calcext:value-type="string">
            <text:p>Twisted Treeline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rciBKK, -TanSo-</text:p>
          </table:table-cell>
          <table:table-cell table:style-name="Default" office:value-type="float" office:value="280" calcext:value-type="float">
            <text:p>28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style-name="ce17" office:value-type="string" calcext:value-type="string">
            <text:p>24 with AI, 330</text:p>
          </table:table-cell>
          <table:table-cell table:number-columns-repeated="7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4"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7-07T13:38:32.083000000</dc:date>
    <meta:editing-duration>P6DT15H24M31S</meta:editing-duration>
    <meta:editing-cycles>635</meta:editing-cycles>
    <meta:generator>LibreOffice/7.3.4.2$Windows_X86_64 LibreOffice_project/728fec16bd5f605073805c3c9e7c4212a0120dc5</meta:generator>
    <meta:document-statistic meta:table-count="1" meta:cell-count="983" meta:object-count="0"/>
  </office:meta>
</office:document-meta>
</file>